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43.8" calcext:value-type="float">
            <text:p>43.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22:44:08.798202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05T22:47:01.791693149</dc:date>
    <meta:editing-duration>PT12H23M41S</meta:editing-duration>
    <meta:editing-cycles>52</meta:editing-cycles>
    <meta:generator>LibreOffice/7.0.4.2$Linux_X86_64 LibreOffice_project/00$Build-2</meta:generator>
    <meta:document-statistic meta:table-count="1" meta:cell-count="1013" meta:object-count="0"/>
  </office:meta>
</office:document-meta>
</file>